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color="#2a6099" loext:opacity="100%" fo:font-size="40pt"/>
    </style:style>
    <style:style style:name="P6" style:family="paragraph">
      <loext:graphic-properties draw:fill-color="#ffffff"/>
      <style:paragraph-properties style:writing-mode="lr-tb"/>
      <style:text-properties fo:color="#00a933" loext:opacity="100%" fo:font-size="40pt"/>
    </style:style>
    <style:style style:name="T1" style:family="text">
      <style:text-properties fo:font-size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33% 58%"/>
    </style:style>
    <style:style style:name="T5" style:family="text">
      <style:text-properties fo:color="#2a6099" loext:opacity="100%" fo:font-size="111.699996948242pt" style:font-size-asian="111.699996948242pt" style:font-size-complex="111.69999694824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666666" loext:opacity="100%" fo:font-style="italic" style:font-style-asian="italic" style:font-style-complex="italic"/>
    </style:style>
    <style:style style:name="T8" style:family="text">
      <style:text-properties fo:color="#000000" loext:opacity="100%" fo:font-weight="bold" fo:background-color="transparent" style:font-weight-asian="bold" style:font-weight-complex="bold"/>
    </style:style>
    <style:style style:name="T9" style:family="text">
      <style:text-properties fo:color="#ffff00" loext:opacity="100%" fo:font-weight="bold" fo:background-color="#ffff00" style:font-weight-asian="bold" style:font-weight-complex="bold"/>
    </style:style>
    <style:style style:name="T10" style:family="text">
      <style:text-properties fo:color="#ffff00" loext:opacity="100%" fo:background-color="#ffff00"/>
    </style:style>
    <style:style style:name="T11" style:family="text">
      <style:text-properties fo:font-size="170.199996948242pt" style:font-size-asian="170.199996948242pt" style:font-size-complex="170.199996948242pt"/>
    </style:style>
    <style:style style:name="T12" style:family="text">
      <style:text-properties fo:color="#2a6099" loext:opacity="100%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>
          <draw:text-box>
            <text:p text:style-name="P1">CompSci 2SD3<text:line-break/>Tutorial #8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TA: Jatin Chowdhary</text:span></text:p>
            <text:p><text:span text:style-name="T1">DATE: March 21st, 202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nnouncements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Midterm #2</text:p>
                <text:list>
                  <text:list-item>
                    <text:p text:style-name="P1">How was it?</text:p>
                    <text:list>
                      <text:list-item>
                        <text:p text:style-name="P1">Joke, Easy, Okay, Hard, Impossible?</text:p>
                      </text:list-item>
                      <text:list-item>
                        <text:p text:style-name="P1">Did you even study?</text:p>
                      </text:list-item>
                    </text:list>
                  </text:list-item>
                  <text:list-item>
                    <text:p text:style-name="P1">How was the review material?</text:p>
                    <text:list>
                      <text:list-item>
                        <text:p text:style-name="P1">Do you want more questions? Less?</text:p>
                      </text:list-item>
                      <text:list-item>
                        <text:p text:style-name="P1">Did the material help?</text:p>
                      </text:list-item>
                    </text:list>
                  </text:list-item>
                  <text:list-item>
                    <text:p text:style-name="P1">Is there anything you struggled with?</text:p>
                    <text:list>
                      <text:list-item>
                        <text:p text:style-name="P1">Any question in particular you want to takeup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nnouncements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Marks</text:p>
                <text:list>
                  <text:list-item>
                    <text:p text:style-name="P1">Now that midterm #2 is over, I don’t need to prepare questions, slides, etc.</text:p>
                    <text:list>
                      <text:list-item>
                        <text:p text:style-name="P1">Meaning, I can mark the assignments.</text:p>
                      </text:list-item>
                      <text:list-item>
                        <text:p text:style-name="P1">Hopefully the time spent into making midterm review questions was worth it</text:p>
                      </text:list-item>
                      <text:list-item>
                        <text:p text:style-name="P1">Do not want you going into the exam thinking, ‘‘<text:span text:style-name="T2">Am I going to pass this course</text:span><text:span text:style-name="T3">?</text:span>’’</text:p>
                      </text:list-item>
                    </text:list>
                  </text:list-item>
                </text:list>
              </text:list-item>
              <text:list-item>
                <text:p text:style-name="P1">ETA:</text:p>
                <text:list>
                  <text:list-item>
                    <text:p text:style-name="P1">Assignment #1: Thursday</text:p>
                  </text:list-item>
                  <text:list-item>
                    <text:p text:style-name="P1">Assignment #2: Saturday</text:p>
                  </text:list-item>
                  <text:list-item>
                    <text:p text:style-name="P1">Midterm #2: Sometime next week</text:p>
                    <text:list>
                      <text:list-item>
                        <text:p text:style-name="P1">But y’all already know how you di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nnouncements (3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Midterm Marking</text:p>
                <text:list>
                  <text:list-item>
                    <text:p text:style-name="P1">I’ll be marking Question #9</text:p>
                    <text:list>
                      <text:list-item>
                        <text:p text:style-name="P1">Can’t wait to read the same answer, 250 times</text:p>
                      </text:list-item>
                      <text:list-item>
                        <text:p text:style-name="P1">Rather, can’t wait to read my answer, 250 times</text:p>
                      </text:list-item>
                    </text:list>
                  </text:list-item>
                  <text:list-item>
                    <text:p text:style-name="P1">Question #10 will be marked by Haotian</text:p>
                  </text:list-item>
                  <text:list-item>
                    <text:p text:style-name="P1">Multiple choice questions are marked by Dr. Franek</text:p>
                    <text:list>
                      <text:list-item>
                        <text:p text:style-name="P1">Same setup as last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nnouncements (4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Final Exam</text:p>
                <text:list>
                  <text:list-item>
                    <text:p text:style-name="P1">Will be much harder</text:p>
                    <text:list>
                      <text:list-item>
                        <text:p text:style-name="P1">Expect something on the magnitude of midterm #1</text:p>
                      </text:list-item>
                    </text:list>
                  </text:list-item>
                  <text:list-item>
                    <text:p text:style-name="P1">Right after classes end</text:p>
                    <text:list>
                      <text:list-item>
                        <text:p text:style-name="P1">April ~14<text:span text:style-name="T4">th</text:span>, 2022 </text:p>
                      </text:list-item>
                    </text:list>
                  </text:list-item>
                  <text:list-item>
                    <text:p text:style-name="P1">In-person!</text:p>
                  </text:list-item>
                  <text:list-item>
                    <text:p text:style-name="P1">What is the best way to motivate y’all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nnouncements (5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Assignment #3</text:p>
                <text:list>
                  <text:list-item>
                    <text:p text:style-name="P1">About threads</text:p>
                    <text:list>
                      <text:list-item>
                        <text:p text:style-name="P1">More <text:span text:style-name="T2">pthreads</text:span></text:p>
                      </text:list-item>
                    </text:list>
                  </text:list-item>
                  <text:list-item>
                    <text:p text:style-name="P1">Skeleton file provided by Dr. Franek</text:p>
                    <text:list>
                      <text:list-item>
                        <text:p text:style-name="P1">Pseudocode provided by Zhonguyan and Haotian</text:p>
                      </text:list-item>
                    </text:list>
                  </text:list-item>
                  <text:list-item>
                    <text:p text:style-name="P1">Due on Monday, March 28<text:span text:style-name="T4">th</text:span>, 2022</text:p>
                    <text:list>
                      <text:list-item>
                        <text:p text:style-name="P1">Next we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6.255cm" svg:x="1.397cm" svg:y="2.335cm" presentation:class="subtitle" presentation:user-transformed="true">
          <draw:text-box>
            <text:p text:style-name="P1"><text:span text:style-name="T5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Outline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Review Midterm #2</text:p>
                <text:list>
                  <text:list-item>
                    <text:p text:style-name="P1">Only interesting questions</text:p>
                  </text:list-item>
                </text:list>
              </text:list-item>
              <text:list-item>
                <text:p text:style-name="P1">Review Assignment #3</text:p>
                <text:list>
                  <text:list-item>
                    <text:p text:style-name="P1">Basics</text:p>
                  </text:list-item>
                  <text:list-item>
                    <text:p text:style-name="P1">How-to</text:p>
                  </text:list-item>
                  <text:list-item>
                    <text:p text:style-name="P1">Getting started</text:p>
                  </text:list-item>
                  <text:list-item>
                    <text:p text:style-name="P1">Other stuff</text:p>
                  </text:list-item>
                </text:list>
              </text:list-item>
              <text:list-item>
                <text:p text:style-name="P1"><text:span text:style-name="T2">End tutorial at 3:15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idterm #2 Question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 Consider a round-robin scheduling of jobs on a CPU with a simplification that each job is assigned quantum with the same length (ie., all jobs get assigned the same quantum). Which of the following statements is most appropriate?</text:p>
              </text:list-item>
              <text:list-item>
                <text:p><text:span text:style-name="T6">Options:</text:span></text:p>
                <text:list>
                  <text:list-header>
                    <text:p>A. The shorter the quantum, the faster the jobs are executed.</text:p>
                    <text:p>B. The shorter the quantum, the more jobs can be executed.</text:p>
                    <text:p>C. The shorter the quantum, the more responsive the jobs are.</text:p>
                    <text:p>D. All of the above.</text:p>
                    <text:p>E. None of the above.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idterm #2 Answer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 Consider a round-robin scheduling of jobs on a CPU with a simplification that each job is assigned quantum with the same length (ie., all jobs get assigned the same quantum). Which of the following statements is most appropriate?</text:p>
              </text:list-item>
              <text:list-item>
                <text:p><text:span text:style-name="T6">Options:</text:span></text:p>
                <text:list>
                  <text:list-header>
                    <text:p>A. Incorrect; The scheduling algorithm has nothing to do with how fast jobs are executed. <text:span text:style-name="T7">What determines the speed of execution?</text:span></text:p>
                    <text:p>B. Incorrect; Shortening the time quantum does not allow more jobs to be executed. However, it does allow jobs to quickly receive CPU time. Which makes the jobs more responsive.</text:p>
                    <text:p>C. Correct; The shorter the quantum, the more responsive the jobs are. If the time quantum is small, then jobs are quickly cycled through which increases responsiveness.</text:p>
                    <text:p>D. Incorrect</text:p>
                    <text:p>E. Incorrect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6.255cm" svg:x="1.397cm" svg:y="2.335cm" presentation:class="subtitle" presentation:user-transformed="true">
          <draw:text-box>
            <text:p text:style-name="P1"><text:span text:style-name="T5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idterm #2 Question #3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 Consider the the program <text:span text:style-name="T2">question3.c</text:span> (we omitted the header files and stuff related to using log functions for simplification):</text:p>
              </text:list-item>
              <text:list-item>
                <text:p><text:span text:style-name="T6">Options:</text:span></text:p>
                <text:list>
                  <text:list-header>
                    <text:p>A. got 2; got 2; terminating the process.</text:p>
                    <text:p>B. got 2; got 3; terminating the process.</text:p>
                    <text:p>C. got 3; got 3; terminating the process.</text:p>
                    <text:p>D. It cannot be determined, but it will be either A or C.</text:p>
                    <text:p>E. It cannot be determined, but it will be either B or C.</text:p>
                  </text:list-header>
                </text:list>
              </text:list-item>
              <text:list-item>
                <text:p><text:span text:style-name="T8">Answer:</text:span><text:span text:style-name="T9"> 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6.255cm" svg:x="1.397cm" svg:y="2.335cm" presentation:class="subtitle" presentation:user-transformed="true">
          <draw:text-box>
            <text:p text:style-name="P1"><text:span text:style-name="T5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idterm #2 Question #5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 Consider the the program <text:span text:style-name="T2">question5.c</text:span> (we omitted the header files and stuff related to using log functions for simplification). Which scenario, given below, will we see on the screen?</text:p>
              </text:list-item>
              <text:list-item>
                <text:p><text:span text:style-name="T6">Options:</text:span></text:p>
                <text:list>
                  <text:list-header>
                    <text:p>A. Scenario A, because the critical section of <text:span text:style-name="T7">doit()</text:span> starts with <text:span text:style-name="T7">pthread_mutex_lock(&amp;flock);</text:span> and ends with <text:span text:style-name="T7">pthread_exit(NULL);</text:span>. Thus each thread is “protected” during the “conversation” with the user.</text:p>
                    <text:p>B. Scenario B, since the critical section of <text:span text:style-name="T7">doit()</text:span> starts with <text:span text:style-name="T7">pthread_mutex_lock(&amp;flock);</text:span> and ends with <text:span text:style-name="T7">pthread_exit(NULL); </text:span>and thus the mutex <text:span text:style-name="T7">flock</text:span> is never unlocked. Thus the first thread will lock <text:span text:style-name="T7">flock</text:span> and the second thread will wait forever.</text:p>
                    <text:p>C. It cannot be determined, it depends on the timing of events. If the first thread terminates before the second thread tries to lock <text:span text:style-name="T7">flock</text:span>, everything will be OK and we will see Scenario A, otherwise we will see Scenario B.</text:p>
                    <text:p>D. We will see neither of the given scenarios.</text:p>
                  </text:list-header>
                </text:list>
              </text:list-item>
              <text:list-item>
                <text:p><text:span text:style-name="T8">Answer:</text:span><text:span text:style-name="T9"> 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6.255cm" svg:x="1.397cm" svg:y="2.335cm" presentation:class="subtitle" presentation:user-transformed="true">
          <draw:text-box>
            <text:p text:style-name="P1"><text:span text:style-name="T5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idterm #2 Question #7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 Consider the HRRN (Highest-Response-Ratio-Next) scheduling system. It is based on the simple SJF (Shortest-Job-First) scheduling model, but it is designed to improve it. What does it improve?</text:p>
              </text:list-item>
              <text:list-item>
                <text:p><text:span text:style-name="T6">Options:</text:span></text:p>
                <text:list>
                  <text:list-header>
                    <text:p>A. In comparison to SJF, HRRN improves the responsivness of the jobs.</text:p>
                    <text:p>B. In comparison to SJF, HRRN improves the turn-around of the jobs (so more jobs can be run).</text:p>
                    <text:p>C. In comparison to SJF, HRRN improves the chances of longer jobs to get a turn and thus prevent so-called “starvation”.</text:p>
                    <text:p>D. All of the above.</text:p>
                    <text:p>E. None of the above.</text:p>
                  </text:list-header>
                </text:list>
              </text:list-item>
              <text:list-item>
                <text:p><text:span text:style-name="T6">Answer:</text:span> <text:span text:style-name="T10">When In Doubt: C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6.255cm" svg:x="1.397cm" svg:y="2.329cm" presentation:class="subtitle" presentation:user-transformed="true">
          <draw:text-box>
            <text:p text:style-name="P1"><text:span text:style-name="T11">THE END</text:span></text:p>
            <text:p text:style-name="P1"><text:span text:style-name="T12">(Stop Recording &amp; Start New One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1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1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1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1T22:13:34.010813623</meta:creation-date>
    <meta:editing-duration>PT1H19M51S</meta:editing-duration>
    <meta:editing-cycles>93</meta:editing-cycles>
    <meta:generator>LibreOffice/7.2.1.2$MacOSX_X86_64 LibreOffice_project/87b77fad49947c1441b67c559c339af8f3517e22</meta:generator>
    <dc:title>Vivid</dc:title>
    <dc:date>2022-03-22T07:30:15.704909583</dc:date>
    <meta:document-statistic meta:object-count="107"/>
  </office:meta>
</office:document-meta>
</file>